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51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roadcastToFamilyTokensUseFil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>
            <text:p>broadcastToFamilyTokensUseFilter</text:p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3">
          <table:table-cell/>
          <table:table-cell office:value-type="string">
            <text:p>transportLayer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{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routingLayer: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{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>
            <text:p>type:</text:p>
          </table:table-cell>
          <table:table-cell office:value-type="string">
            <text:p>broadcastToFamilyTokensUseFilter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broadcastAsType:</text:p>
          </table:table-cell>
          <table:table-cell office:value-type="string">
            <text:p>tokenToTokenUseFilter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filterKey:</text:p>
          </table:table-cell>
          <table:table-cell office:value-type="string">
            <text:p>filter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filterValue:</text:p>
          </table:table-cell>
          <table:table-cell office:value-type="string">
            <text:p>advise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dataLayer: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{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action:</text:p>
          </table:table-cell>
          <table:table-cell office:value-type="string">
            <text:p>Login / disconnect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deviceInfo: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{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string">
            <text:p>deviceType:</text:p>
          </table:table-cell>
          <table:table-cell office:value-type="string">
            <text:p>phone/tablet/browser</text:p>
          </table:table-cell>
          <table:table-cell/>
        </table:table-row>
        <table:table-row table:style-name="ro3">
          <table:table-cell table:number-columns-repeated="7"/>
          <table:table-cell office:value-type="string">
            <text:p>os: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>
            <text:p>osVer: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string">
            <text:p>deviceString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}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}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}</text:p>
          </table:table-cell>
          <table:table-cell table:number-columns-repeated="7"/>
        </table:table-row>
      </table:table>
      <table:table table:name="login" table:style-name="ta1">
        <table:table-column table:style-name="co7" table:number-columns-repeated="4" table:default-cell-style-name="Default"/>
        <table:table-row table:style-name="ro2" table:number-rows-repeated="4">
          <table:table-cell table:number-columns-repeated="4"/>
        </table:table-row>
        <table:table-row table:style-name="ro3">
          <table:table-cell/>
          <table:table-cell office:value-type="string">
            <text:p>dataLayer: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deviceNumber</text:p>
          </table:table-cell>
          <table:table-cell office:value-type="string">
            <text:p>sdfsdfsdfsdfsdfsdfsdf</text:p>
          </table:table-cell>
        </table:table-row>
        <table:table-row table:style-name="ro3">
          <table:table-cell table:number-columns-repeated="2"/>
          <table:table-cell office:value-type="string">
            <text:p>deviceType</text:p>
          </table:table-cell>
          <table:table-cell office:value-type="string">
            <text:p>Android-App</text:p>
          </table:table-cell>
        </table:table-row>
        <table:table-row table:style-name="ro1">
          <table:table-cell table:number-columns-repeated="3"/>
          <table:table-cell office:value-type="string">
            <text:p>Android-Browser</text:p>
          </table:table-cell>
        </table:table-row>
        <table:table-row table:style-name="ro1">
          <table:table-cell table:number-columns-repeated="3"/>
          <table:table-cell office:value-type="string">
            <text:p>Android-Tabl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Desktop-Browser</text:p>
          </table:table-cell>
        </table:table-row>
        <table:table-row table:style-name="ro3">
          <table:table-cell table:number-columns-repeated="3"/>
          <table:table-cell office:value-type="string">
            <text:p>Desktop-App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userAgent</text:p>
          </table:table-cell>
          <table:table-cell/>
        </table:table-row>
      </table:table>
      <table:table table:name="Sheet3" table:style-name="ta1">
        <table:table-column table:style-name="co8" table:default-cell-style-name="Default"/>
        <table:table-column table:style-name="co7" table:number-columns-repeated="3" table:default-cell-style-name="Default"/>
        <table:table-row table:style-name="ro2" table:number-rows-repeated="3">
          <table:table-cell table:number-columns-repeated="4"/>
        </table:table-row>
        <table:table-row table:style-name="ro3">
          <table:table-cell office:value-type="string">
            <text:p>wss.userHashArrayOfDeviceTokenId = new HashOfArrayObject(false);</text:p>
          </table:table-cell>
          <table:table-cell office:value-type="string">
            <text:p>userId:[tokenId, tokenId....]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3">
          <table:table-cell office:value-type="string">
            <text:p>wss.connectedDeviceHash = {};</text:p>
          </table:table-cell>
          <table:table-cell office:value-type="string">
            <text:p>[deviceId] = ws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3">
          <table:table-cell office:value-type="string">
            <text:p>wss.connectedClientHistoryData = {};</text:p>
          </table:table-cell>
          <table:table-cell office:value-type="string">
            <text:p>.ws</text:p>
          </table:table-cell>
          <table:table-cell/>
          <table:table-cell office:value-type="string">
            <text:p>used to retain deviceId to deviceTokenId for reconnects</text:p>
          </table:table-cell>
        </table:table-row>
        <table:table-row table:style-name="ro1">
          <table:table-cell/>
          <table:table-cell office:value-type="string">
            <text:p>.device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4-10-13T05:59:10</meta:creation-date>
    <meta:generator>LibreOffice/3.5$Linux_x86 LibreOffice_project/350m1$Build-2</meta:generator>
    <dc:date>2014-10-13T09:39:10</dc:date>
    <dc:creator>ben </dc:creator>
    <meta:editing-duration>PT3H57S</meta:editing-duration>
    <meta:editing-cycles>3</meta:editing-cycles>
    <meta:document-statistic meta:table-count="3" meta:cell-count="46" meta:object-count="0"/>
  </office:meta>
</office:document-meta>
</file>